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2e52" officeooo:paragraph-rsid="00182e52"/>
    </style:style>
    <style:style style:name="P2" style:family="paragraph" style:parent-style-name="Standard">
      <style:text-properties officeooo:rsid="0019286d" officeooo:paragraph-rsid="0019286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#include &lt;bits/stdc++.h&gt;</text:p>
      <text:p text:style-name="P2">#include &lt;ctime&gt;</text:p>
      <text:p text:style-name="P2">using namespace std;</text:p>
      <text:p text:style-name="P2">int am[999][999];</text:p>
      <text:p text:style-name="P2"/>
      <text:p text:style-name="P2">struct node</text:p>
      <text:p text:style-name="P2">{</text:p>
      <text:p text:style-name="P2"><text:s text:c="4"/>int cost;</text:p>
      <text:p text:style-name="P2"><text:s text:c="4"/>int value;</text:p>
      <text:p text:style-name="P2"><text:s text:c="4"/>int from;</text:p>
      <text:p text:style-name="P2">}a[999];</text:p>
      <text:p text:style-name="P2">void addEdge(int src,int dest,int cost)</text:p>
      <text:p text:style-name="P2">{</text:p>
      <text:p text:style-name="P2"><text:s text:c="5"/>am[src][dest] = cost;</text:p>
      <text:p text:style-name="P2"><text:s text:c="5"/>return;</text:p>
      <text:p text:style-name="P2">}</text:p>
      <text:p text:style-name="P2">void bell(int n)</text:p>
      <text:p text:style-name="P2">{</text:p>
      <text:p text:style-name="P2"><text:s text:c="4"/>int i, j, k, c = 0, temp;</text:p>
      <text:p text:style-name="P2"><text:s text:c="4"/>a[0].cost = 0;</text:p>
      <text:p text:style-name="P2"><text:s text:c="4"/>a[0].from = 0;</text:p>
      <text:p text:style-name="P2"><text:s text:c="4"/>a[0].value = 0;</text:p>
      <text:p text:style-name="P2"><text:s text:c="4"/>for (i=1; i&lt;n; i++)</text:p>
      <text:p text:style-name="P2"><text:s text:c="4"/>{</text:p>
      <text:p text:style-name="P2"><text:s text:c="8"/>a[i].from = 0;</text:p>
      <text:p text:style-name="P2"><text:s text:c="8"/>a[i].cost = 999;</text:p>
      <text:p text:style-name="P2"><text:s text:c="8"/>a[i].value = 0;</text:p>
      <text:p text:style-name="P2"><text:s text:c="4"/>}</text:p>
      <text:p text:style-name="P2"><text:s text:c="4"/>while (c&lt;5)</text:p>
      <text:p text:style-name="P2"><text:s text:c="4"/>{</text:p>
      <text:p text:style-name="P2"><text:s text:c="8"/>int min = 999;</text:p>
      <text:p text:style-name="P2"><text:s text:c="8"/>for (i=0; i&lt;n; i++)</text:p>
      <text:p text:style-name="P2"><text:s text:c="8"/>{</text:p>
      <text:p text:style-name="P2"><text:s text:c="12"/>if (min &gt; a[i].cost &amp;&amp; a[i].value == 0)</text:p>
      <text:p text:style-name="P2"><text:s text:c="12"/>{</text:p>
      <text:p text:style-name="P2"><text:s text:c="16"/>min = a[i].cost;</text:p>
      <text:p text:style-name="P2"><text:s text:c="12"/>}</text:p>
      <text:p text:style-name="P2"><text:s text:c="12"/>else</text:p>
      <text:p text:style-name="P2"><text:s text:c="12"/>{</text:p>
      <text:p text:style-name="P2"><text:s text:c="16"/>continue;</text:p>
      <text:p text:style-name="P2"><text:s text:c="12"/>}</text:p>
      <text:p text:style-name="P2"><text:s text:c="8"/>}</text:p>
      <text:p text:style-name="P2"><text:s text:c="8"/>for (i=0; i&lt;5; i++)</text:p>
      <text:p text:style-name="P2"><text:s text:c="8"/>{</text:p>
      <text:p text:style-name="P2"><text:s text:c="12"/>if (min==a[i].cost &amp;&amp; a[i].value==0)</text:p>
      <text:p text:style-name="P2"><text:s text:c="12"/>{</text:p>
      <text:p text:style-name="P2"/>
      <text:p text:style-name="P2"><text:s text:c="16"/>break;</text:p>
      <text:p text:style-name="P2"><text:s text:c="12"/>}</text:p>
      <text:p text:style-name="P2"><text:s text:c="12"/>else</text:p>
      <text:p text:style-name="P2"><text:s text:c="12"/>{</text:p>
      <text:p text:style-name="P2"><text:s text:c="16"/>continue;</text:p>
      <text:p text:style-name="P2"><text:soft-page-break/><text:s text:c="11"/>}</text:p>
      <text:p text:style-name="P2"><text:s text:c="8"/>}</text:p>
      <text:p text:style-name="P2"><text:s text:c="8"/>temp = i;</text:p>
      <text:p text:style-name="P2"><text:s text:c="8"/>for (k=0; k&lt;5; k++)</text:p>
      <text:p text:style-name="P2"><text:s text:c="8"/>{</text:p>
      <text:p text:style-name="P2"><text:s text:c="12"/>if (am[temp][k] + a[temp].cost &lt; a[k].cost)</text:p>
      <text:p text:style-name="P2"><text:s text:c="12"/>{</text:p>
      <text:p text:style-name="P2"><text:s text:c="16"/>a[k].cost = am[temp][k] + a[temp].cost;</text:p>
      <text:p text:style-name="P2"><text:s text:c="16"/>a[k].from = temp;</text:p>
      <text:p text:style-name="P2"><text:s text:c="12"/>}</text:p>
      <text:p text:style-name="P2"><text:s text:c="12"/>else</text:p>
      <text:p text:style-name="P2"><text:s text:c="12"/>{</text:p>
      <text:p text:style-name="P2"><text:s text:c="16"/>continue;</text:p>
      <text:p text:style-name="P2"><text:s text:c="12"/>}</text:p>
      <text:p text:style-name="P2"><text:s text:c="8"/>}</text:p>
      <text:p text:style-name="P2"><text:s text:c="8"/>a[temp].value = 1;</text:p>
      <text:p text:style-name="P2"><text:s text:c="8"/>c++;</text:p>
      <text:p text:style-name="P2"><text:s text:c="4"/>}</text:p>
      <text:p text:style-name="P2"><text:s text:c="4"/>cout&lt;&lt;"Cost"&lt;&lt;"\t"&lt;&lt;"Source Node"&lt;&lt;endl; </text:p>
      <text:p text:style-name="P2"><text:s text:c="4"/>for (j=0; j&lt;5; j++)</text:p>
      <text:p text:style-name="P2"><text:s text:c="4"/>{</text:p>
      <text:p text:style-name="P2"><text:s text:c="8"/>cout&lt;&lt;a[j].cost&lt;&lt;"\t"&lt;&lt;a[j].from&lt;&lt;endl;</text:p>
      <text:p text:style-name="P2"><text:s text:c="4"/>}</text:p>
      <text:p text:style-name="P2">}</text:p>
      <text:p text:style-name="P2">int main()</text:p>
      <text:p text:style-name="P2">{</text:p>
      <text:p text:style-name="P2"><text:tab/>int start_s=clock();</text:p>
      <text:p text:style-name="P2"><text:tab/>// the code you wish to time goes here</text:p>
      <text:p text:style-name="P2"/>
      <text:p text:style-name="P2"><text:tab/></text:p>
      <text:p text:style-name="P2"><text:tab/>int n,e;</text:p>
      <text:p text:style-name="P2"><text:tab/>cout&lt;&lt;"Vertices"&lt;&lt;endl;</text:p>
      <text:p text:style-name="P2"><text:tab/>cin&gt;&gt;n;</text:p>
      <text:p text:style-name="P2"><text:s text:c="2"/>int c = 0, i, j, cost;</text:p>
      <text:p text:style-name="P2"><text:s text:c="4"/>for (int i=0; i&lt;n; i++)</text:p>
      <text:p text:style-name="P2"><text:s text:c="4"/>{</text:p>
      <text:p text:style-name="P2"><text:s text:c="8"/>for (int j=0; j&lt;n; j++)</text:p>
      <text:p text:style-name="P2"><text:s text:c="8"/>{</text:p>
      <text:p text:style-name="P2"><text:s text:c="12"/>am[i][j] = 999;</text:p>
      <text:p text:style-name="P2"><text:s text:c="8"/>}</text:p>
      <text:p text:style-name="P2"><text:s text:c="4"/>}</text:p>
      <text:p text:style-name="P2"><text:s text:c="4"/>cout&lt;&lt;"Edges"&lt;&lt;endl;</text:p>
      <text:p text:style-name="P2"><text:s text:c="4"/>cin&gt;&gt;e;</text:p>
      <text:p text:style-name="P2"><text:s text:c="4"/>while (c&lt;e)</text:p>
      <text:p text:style-name="P2"><text:s text:c="4"/>{</text:p>
      <text:p text:style-name="P2"><text:s text:c="7"/></text:p>
      <text:p text:style-name="P2"><text:s text:c="8"/>cin&gt;&gt;i&gt;&gt;j&gt;&gt;cost;</text:p>
      <text:p text:style-name="P2"><text:s text:c="8"/>addEdge( i, j, cost);</text:p>
      <text:p text:style-name="P2"><text:s text:c="8"/>c++;</text:p>
      <text:p text:style-name="P2"><text:s text:c="4"/>}</text:p>
      <text:p text:style-name="P2"><text:s text:c="4"/>bell(n);</text:p>
      <text:p text:style-name="P2"><text:s text:c="4"/>int stop_s=clock();</text:p>
      <text:p text:style-name="P2"><text:soft-page-break/>cout &lt;&lt; "time: " &lt;&lt; (stop_s-start_s)/double(CLOCKS_PER_SEC)*1000 &lt;&lt; endl;</text:p>
      <text:p text:style-name="P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8T08:26:18.660581218</meta:creation-date>
    <dc:date>2017-03-18T10:25:35.361790328</dc:date>
    <meta:editing-duration>PT1H14M4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3" meta:paragraph-count="103" meta:word-count="223" meta:character-count="1847" meta:non-whitespace-character-count="1068"/>
  </office:meta>
</office:document-meta>
</file>